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0496" calcext:value-type="float">
            <text:p>54.2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0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92097396801</text:p>
          </table:table-cell>
          <table:table-cell office:value-type="string" calcext:value-type="string">
            <text:p>18N 3W 9AX1:G-092070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